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arial" fo:font-size="11pt" officeooo:paragraph-rsid="000c6235"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c6235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c623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c6235" style:font-size-asian="10pt" style:font-size-complex="10pt"/>
    </style:style>
    <style:style style:name="P5" style:family="paragraph" style:parent-style-name="UrbanBody">
      <style:text-properties style:font-name="arial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c623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Title">
      <style:text-properties style:font-name="arial" officeooo:paragraph-rsid="000c6235"/>
    </style:style>
    <style:style style:name="P9" style:family="paragraph" style:parent-style-name="UrbanTitle">
      <style:text-properties style:font-name="arial" style:text-underline-style="none" officeooo:paragraph-rsid="000c6235"/>
    </style:style>
    <style:style style:name="P10" style:family="paragraph" style:parent-style-name="UrbanBody">
      <style:text-properties style:font-name="ari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-complex="Arial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true="&quot;mailed_data.getSignaletic()&quot;" text:string-value-if-false="">mailed_data.getSignaletic()</text:conditional-text></text:span><text:span text:style-name="T7"><text:s/></text:span><text:span text:style-name="T6"><text:conditional-text text:condition="ooow:&quot;view.do_mailing()&quot;" text:string-value-if-true="&quot;None&quot;" text:string-value-if-false="">None</text:conditional-text></text:span><text:span text:style-name="T7"><text:s/></text:span><text:span text:style-name="T6"><text:conditional-text text:condition="ooow:&quot;view.do_mailing()&quot;" text:string-value-if-true="&quot;None&quot;" text:string-value-if-false="">None</text:conditional-text></text:span><text:span text:style-name="T7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,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9">Rappel : déclaration initiale PEB</text:p>
      <text:p text:style-name="P5"/>
      <text:p text:style-name="P5"><text:span text:style-name="T8"/></text:p>
      <text:p text:style-name="P5"><text:span text:style-name="T8"/></text:p>
      <text:p text:style-name="P5"/>
      <text:p text:style-name="P7"><office:annotation><dc:creator>Gauthier Bastien</dc:creator><dc:date>2011-02-16T16:12:24</dc:date><text:p text:style-name="P11">do text if len(self.getApplicants()) &gt; 1</text:p></office:annotation>Demandeurs : <text:text-input text:description="Demandeurs">self.getApplicantsSignaletic()</text:text-input></text:p>
      <text:p text:style-name="P7"><office:annotation><dc:creator>Gauthier Bastien</dc:creator><dc:date>2011-02-16T16:13:21</dc:date><text:p text:style-name="P11">do text if not len(self.getApplicants()) &gt; 1</text:p></office:annotation>Demandeur : <text:text-input text:description="Demandeurs">self.getApplicantsSignaletic()</text:text-input></text:p>
      <text:p text:style-name="P7">Objet : <text:text-input text:description="Objet des travaux">self.getLicenceSubject()</text:text-input></text:p>
      <text:p text:style-name="P7">Situation : <text:text-input text:description="Situation des travaux">self.getWorkLocationSignaletic()</text:text-input></text:p>
      <text:p text:style-name="P7"><text:span text:style-name="T3">Référence cadastrale : </text:span><text:span text:style-name="T3"><text:text-input text:description="Bien-Parcelles">licence_view.get_parcels()</text:text-input></text:span></text:p>
      <text:p text:style-name="P7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7">Après vérification, nous constatons que nous ne sommes pas en possession du formulaire de déclaration initiale PEB. </text:p>
      <text:p text:style-name="P7"/>
      <text:p text:style-name="P7"><office:annotation><dc:creator>sde </dc:creator><dc:date>2011-08-01T15:16:34</dc:date><text:p text:style-name="P11">do text if not self.getLastWorkBeginning()</text:p></office:annotation>Nous restons, également, en attente du document <text:s/>« début de travaux ».<text:line-break/></text:p>
      <text:p text:style-name="P7">En effet, le formulaire de déclaration <text:s/>initiale PEB doit être envoyé avec le formulaire « début de travaux », 15 jours avant le commencement de ceux-ci, et ce conformément aux articles 134 et 237/22§2 du CWATUPE. </text:p>
      <text:p text:style-name="P7"/>
      <text:p text:style-name="P7">Nous vous avisons qu’en cas de <text:s/>non respect <text:s/>de cette disposition le CWATUPE prévoit une amende administrative d’un montant compris entre 250 et 50.000€ (Articles 237/36 à 237/39)</text:p>
      <text:p text:style-name="P7"/>
      <text:p text:style-name="P7">Merci de ne pas tenir compte du présent courrier si vous nous avez envoyé récemment la déclaration initiale PEB.</text:p>
      <text:p text:style-name="P7"/>
      <text:p text:style-name="P6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5"/>
      <text:p text:style-name="P5"/>
      <text:p text:style-name="P5"><text:span text:style-name="T1"><office:annotation><dc:creator>sde </dc:creator><dc:date>2011-07-27T10:02:32</dc:date><text:p text:style-name="P11">do text</text:p><text:p text:style-name="P11">from document(at=signatures, format='odt')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3-18T08:12:26.433876000</dc:date>
    <meta:editing-duration>PT7H36M26S</meta:editing-duration>
    <meta:editing-cycles>47</meta:editing-cycles>
    <meta:generator>LibreOffice/6.4.6.2$Linux_X86_64 LibreOffice_project/40$Build-2</meta:generator>
    <meta:document-statistic meta:table-count="1" meta:image-count="0" meta:object-count="0" meta:page-count="1" meta:paragraph-count="18" meta:word-count="180" meta:character-count="1384" meta:non-whitespace-character-count="1230"/>
  </office:meta>
</office:document-meta>
</file>